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01cbd" officeooo:paragraph-rsid="001a6415"/>
    </style:style>
    <style:style style:name="P2" style:family="paragraph" style:parent-style-name="Standard">
      <style:paragraph-properties fo:text-align="center" style:justify-single-word="false"/>
      <style:text-properties officeooo:rsid="001b3ecf" officeooo:paragraph-rsid="001a6415"/>
    </style:style>
    <style:style style:name="P3" style:family="paragraph" style:parent-style-name="Standard">
      <style:paragraph-properties fo:text-align="start" style:justify-single-word="false"/>
      <style:text-properties officeooo:rsid="001b3ecf" officeooo:paragraph-rsid="001a6415"/>
    </style:style>
    <style:style style:name="P4" style:family="paragraph" style:parent-style-name="Standard">
      <style:paragraph-properties fo:text-align="start" style:justify-single-word="false"/>
      <style:text-properties officeooo:rsid="00237673" officeooo:paragraph-rsid="001a6415"/>
    </style:style>
    <style:style style:name="P5" style:family="paragraph" style:parent-style-name="Standard">
      <style:paragraph-properties fo:text-align="start" style:justify-single-word="false"/>
      <style:text-properties officeooo:paragraph-rsid="001a6415"/>
    </style:style>
    <style:style style:name="P6" style:family="paragraph" style:parent-style-name="Standard">
      <style:paragraph-properties fo:text-align="start" style:justify-single-word="false"/>
      <style:text-properties officeooo:rsid="001c8450" officeooo:paragraph-rsid="001a6415"/>
    </style:style>
    <style:style style:name="P7" style:family="paragraph" style:parent-style-name="Standard">
      <style:paragraph-properties fo:text-align="start" style:justify-single-word="false"/>
      <style:text-properties officeooo:rsid="001e66af" officeooo:paragraph-rsid="001a6415"/>
    </style:style>
    <style:style style:name="P8" style:family="paragraph" style:parent-style-name="Standard">
      <style:paragraph-properties fo:text-align="start" style:justify-single-word="false"/>
      <style:text-properties officeooo:rsid="0021df91" officeooo:paragraph-rsid="001ace52"/>
    </style:style>
    <style:style style:name="P9" style:family="paragraph" style:parent-style-name="Standard">
      <style:paragraph-properties fo:text-align="start" style:justify-single-word="false"/>
      <style:text-properties officeooo:rsid="00207c5f" officeooo:paragraph-rsid="001ace52"/>
    </style:style>
    <style:style style:name="P10" style:family="paragraph" style:parent-style-name="Standard">
      <style:paragraph-properties fo:text-align="start" style:justify-single-word="false"/>
      <style:text-properties officeooo:rsid="00245e06" officeooo:paragraph-rsid="001ace52"/>
    </style:style>
    <style:style style:name="P11" style:family="paragraph" style:parent-style-name="Standard">
      <style:paragraph-properties fo:text-align="start" style:justify-single-word="false"/>
      <style:text-properties officeooo:rsid="001b8d65" officeooo:paragraph-rsid="001b8d65"/>
    </style:style>
    <style:style style:name="P12" style:family="paragraph" style:parent-style-name="Standard">
      <style:paragraph-properties fo:text-align="start" style:justify-single-word="false"/>
      <style:text-properties officeooo:rsid="001bd5a0" officeooo:paragraph-rsid="001bd5a0"/>
    </style:style>
    <style:style style:name="T1" style:family="text">
      <style:text-properties officeooo:rsid="00245e06"/>
    </style:style>
    <style:style style:name="T2" style:family="text">
      <style:text-properties officeooo:rsid="00237673"/>
    </style:style>
    <style:style style:name="T3" style:family="text">
      <style:text-properties officeooo:rsid="001c8450"/>
    </style:style>
    <style:style style:name="T4" style:family="text">
      <style:text-properties officeooo:rsid="00201cbd"/>
    </style:style>
    <style:style style:name="T5" style:family="text">
      <style:text-properties officeooo:rsid="00264f78"/>
    </style:style>
    <style:style style:name="T6" style:family="text">
      <style:text-properties officeooo:rsid="001b8d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<text:span text:style-name="T2"> - </text:span>Métro</text:p>
      <text:p text:style-name="P3"/>
      <text:p text:style-name="P4">Noms des étudiants :</text:p>
      <text:p text:style-name="P4">Ruddy Stephenson</text:p>
      <text:p text:style-name="P4">Alexis Tran</text:p>
      <text:p text:style-name="P4">Hobean Bae</text:p>
      <text:p text:style-name="P4"/>
      <text:p text:style-name="P5"><text:span text:style-name="T2">Nous nous sommes inspiré de l'algorithme de </text:span><text:bookmark text:name="firstHeading"/><text:span text:style-name="T2">Dijkstra. Cet algorithme sert à résoudre le problème du plus court chemin d'un point A à un point B. </text:span></text:p>
      <text:p text:style-name="P4"/>
      <text:p text:style-name="P3"><text:span text:style-name="T2">Le</text:span> teste <text:span text:style-name="T2">est effectué</text:span> entre deux stations <text:span text:style-name="T2">(point de départ et destination)</text:span>. Notre objectif <text:span text:style-name="T2">est</text:span> de trouver le chemin <text:s/><text:span text:style-name="T2">le plus </text:span>court et de <text:span text:style-name="T2">tester afin de savoir</text:span> s'il y a une correspondance ou non. <text:span text:style-name="T2">Et si pendant le teste toutes les comparaisons sont correctes, cela donnera le résultat qu'attend l'utilisateur. Le teste s'effectue en mode « Black Box Testing ». Cela veut dire que l'utilisateur ne voir pas ce qu'il se passe. Il a juste à insérer sa demande et attendre une réponse.</text:span></text:p>
      <text:p text:style-name="P3"/>
      <text:p text:style-name="P3"/>
      <text:p text:style-name="P3">On commence par une matrice.</text:p>
      <text:p text:style-name="P3">La matrice n × m est un tableau de nombres à n lignes et m colonnes</text:p>
      <text:p text:style-name="P3">Chaque station a 54 chiffres. La matrice sert à trouver le chiffre qui est le plus petit. </text:p>
      <text:p text:style-name="P3"/>
      <text:p text:style-name="P3"/>
      <text:p text:style-name="P6">define ListeDeStation : </text:p>
      <text:p text:style-name="P3"><text:span text:style-name="T3">Pour</text:span> crée<text:span text:style-name="T1">r</text:span> la liste de<text:span text:style-name="T1">s</text:span> stations qui renvoie le nom de<text:span text:style-name="T1">s</text:span> station<text:span text:style-name="T1">s.</text:span></text:p>
      <text:p text:style-name="P3"/>
      <text:p text:style-name="P6">define ListeDeStationAvecChiffre : </text:p>
      <text:p text:style-name="P6"><text:span text:style-name="T1">Pour</text:span> crée<text:span text:style-name="T1">r</text:span> la liste de stations qui renvoie le nom de<text:span text:style-name="T1">s</text:span> station <text:span text:style-name="T1">qui sont représenter par des</text:span> chiffre<text:span text:style-name="T1">s</text:span>.</text:p>
      <text:p text:style-name="P6"/>
      <text:p text:style-name="P6">define (tester l) : </text:p>
      <text:p text:style-name="P6">Pour tester le <text:span text:style-name="T1">nombre</text:span> d<text:span text:style-name="T1">'</text:span>élément dans la liste <text:span text:style-name="T1">en</text:span> calcul<text:span text:style-name="T1">ant</text:span> l'ensemble de stations.</text:p>
      <text:p text:style-name="P6"><text:span text:style-name="T1">Le</text:span> teste <text:span text:style-name="T1">s'effectue sur</text:span> quatre lignes (ligne 1, 2, 12 et 13).</text:p>
      <text:p text:style-name="P6"/>
      <text:p text:style-name="P7">define (distance depart arrivee) : </text:p>
      <text:p text:style-name="P7"><text:span text:style-name="T1">Cela sert à</text:span> calcule<text:span text:style-name="T1">r</text:span> <text:span text:style-name="T4">toutes les possibilités</text:span> du trajet <text:span text:style-name="T1">depuis le</text:span> départ à l'arrivée, sinon, <text:span text:style-name="T1">dans le cas contraire rend « </text:span>vide ».</text:p>
      <text:p text:style-name="P7"/>
      <text:p text:style-name="P1">define (compare_mini l) : </text:p>
      <text:p text:style-name="P1"><text:span text:style-name="T1">Pour</text:span> compare<text:span text:style-name="T1">r</text:span> le plus petit nombre parmi toutes <text:span text:style-name="T1">les </text:span>possibilités <text:span text:style-name="T1">pour le</text:span> <text:span text:style-name="T1">tra</text:span>jet <text:span text:style-name="T1">demandé par l'utilisateur</text:span>. <text:span text:style-name="T1">L</text:span>e résultat <text:span text:style-name="T1">transmit </text:span>est le chiffre qui <text:span text:style-name="T1">représente</text:span> la durée d<text:span text:style-name="T1">u</text:span> trajet plus court.</text:p>
      <text:p text:style-name="P1"/>
      <text:p text:style-name="P9">define (eme_membre_dans_liste? n l) : </text:p>
      <text:p text:style-name="P9">Pour trouver la variable n dans la liste, si il y a la présence de <text:span text:style-name="T1">ce</text:span> variable n dans les éléments de la liste, le résultat est 0 sinon on additionne 1.</text:p>
      <text:p text:style-name="P9"/>
      <text:p text:style-name="P9">define (OuEstLaPositionDeCorrespondance depart arrivee) : </text:p>
      <text:p text:style-name="P10">Ceci est pour trouver le nom des correspondances qu'il y pourrait avoir entre les deux points que l'utilisateur entrera. Cette fonction indique où est la position de correspondance.</text:p>
      <text:p text:style-name="P10"/>
      <text:p text:style-name="P11">define (list_pareil xl yl) :</text:p>
      <text:p text:style-name="P11">On compare deux liste pour vérifier deux listes sont communs. Cette fonction renvoie sans Correspondance.</text:p>
      <text:p text:style-name="P11"/>
      <text:p text:style-name="P11"><text:soft-page-break/>define (DansLaMemeligne? x l) : Cette fonction renvoie true s'il y a la variable x dans la liste (ligne).</text:p>
      <text:p text:style-name="P11"/>
      <text:p text:style-name="P11">define (XetYsontDansLaMemeligne13? x y) : Cette fonction renvoie true s'il y a les variables x et y sont dans la même ligne 13.</text:p>
      <text:p text:style-name="P11"/>
      <text:p text:style-name="P11">define (XetYsontDansLaMemeligne2? x y) : Cette fonction renvoie true s'il y a les variables x et y sont dans la même ligne 2.</text:p>
      <text:p text:style-name="P11"/>
      <text:p text:style-name="P12">define (XetYsontDansLaMemeligne1? x y) : <text:span text:style-name="T6">Cette fonction renvoie true s'il y a les variables x et y sont dans la même ligne </text:span>1.</text:p>
      <text:p text:style-name="P12"/>
      <text:p text:style-name="P12">define (XetYsontDansLaMemeligne12? x y) : <text:span text:style-name="T6">Cette fonction renvoie true s'il y a les variables x et y sont dans la même ligne </text:span>12.</text:p>
      <text:p text:style-name="P12"/>
      <text:p text:style-name="P12">define (Duree+CorrespondanceOuPas? x y) : Cette fonction vérifie si les deux points sont dans la même ligne et s'il y a une correspondance ou non. En cas de la correspondance, on ajoute 5.</text:p>
      <text:p text:style-name="P9"/>
      <text:p text:style-name="P8">define (quelle_correspondance_entre x y) : </text:p>
      <text:p text:style-name="P8">Pour savoir quelle est la correspondance, <text:span text:style-name="T5">au</text:span> cas <text:span text:style-name="T5">ou il y en aurait</text:span>, on renvoie le nom de <text:span text:style-name="T5">la</text:span> correspondance sinon <text:span text:style-name="T5">on la fonction renvoie un résultat </text:span>sans correspondance.</text:p>
      <text:p text:style-name="P8"/>
      <text:p text:style-name="P8">(define (Mettez_votre_point_depart_et_arrivee x y) : </text:p>
      <text:p text:style-name="P8"><text:span text:style-name="T5">Cette fonction est aide l'utilisateur à</text:span> choisi<text:span text:style-name="T5">r</text:span> le nom d<text:span text:style-name="T5">u point</text:span> départ et le nom de l'arrivé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5:25:11.660790767</meta:creation-date>
    <dc:date>2015-04-19T17:04:39.575355264</dc:date>
    <meta:editing-duration>PT8M55S</meta:editing-duration>
    <meta:editing-cycles>1</meta:editing-cycles>
    <meta:document-statistic meta:table-count="0" meta:image-count="0" meta:object-count="0" meta:page-count="2" meta:paragraph-count="37" meta:word-count="578" meta:character-count="3362" meta:non-whitespace-character-count="2809"/>
    <meta:generator>LibreOffice/4.2.7.2$Linux_X86_64 LibreOffice_project/420m0$Build-2</meta:generator>
  </office:meta>
</office:document-meta>
</file>